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mutableAttributes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ImmutableAttribute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setURI( int inde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removeAttribu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ImmutableAttributesImpl(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setType( int index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setAttributes(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setQName( int index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addAttribute( String uri , String localName , String qName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setValue( int index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setAttribute( int index , String uri , String localName , String qName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AttributesImpl.setLocalName( int index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